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C0C57344409DEF0A89.png" manifest:media-type="image/png"/>
  <manifest:file-entry manifest:full-path="Pictures/10025C590000EDD100005F9A97FA216AD20FB636.svg" manifest:media-type="image/svg+xml"/>
  <manifest:file-entry manifest:full-path="Pictures/100002010000044B000001C70E0CFB9D606D807B.png" manifest:media-type="image/png"/>
  <manifest:file-entry manifest:full-path="Pictures/1002B4910000F4FB000065871045B6FCC0AAAD7A.svg" manifest:media-type="image/svg+xml"/>
  <manifest:file-entry manifest:full-path="Pictures/100002010000034C0000025058F6314DE407D431.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00201000000400000003055E5F98336CBF2EC.png" manifest:media-type="image/png"/>
  <manifest:file-entry manifest:full-path="Pictures/1005FD30000137670000DA6294EA11AB9625E12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fo:font-weight="normal" officeooo:paragraph-rsid="00459f49" style:font-weight-asian="normal" style:font-weight-complex="normal"/>
    </style:style>
    <style:style style:name="P14" style:family="paragraph" style:parent-style-name="Text_20_body">
      <style:text-properties fo:font-weight="normal" officeooo:rsid="00459f49" officeooo:paragraph-rsid="00459f49" style:font-weight-asian="normal" style:font-weight-complex="normal"/>
    </style:style>
    <style:style style:name="P15" style:family="paragraph" style:parent-style-name="Text_20_body">
      <style:text-properties fo:font-weight="normal" officeooo:rsid="0091d851" officeooo:paragraph-rsid="0091d851"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859cf" officeooo:paragraph-rsid="0095dc56"/>
    </style:style>
    <style:style style:name="P35" style:family="paragraph" style:parent-style-name="Text_20_body">
      <style:text-properties officeooo:rsid="009d1420" officeooo:paragraph-rsid="00b26b1f"/>
    </style:style>
    <style:style style:name="P36" style:family="paragraph" style:parent-style-name="Text_20_body">
      <style:text-properties officeooo:rsid="009d1420" officeooo:paragraph-rsid="00ce5cb9"/>
    </style:style>
    <style:style style:name="P37" style:family="paragraph" style:parent-style-name="Text_20_body">
      <style:text-properties officeooo:rsid="00a0629f" officeooo:paragraph-rsid="00a0629f"/>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cf00d" officeooo:paragraph-rsid="00bcf00d"/>
    </style:style>
    <style:style style:name="P42" style:family="paragraph" style:parent-style-name="Text_20_body">
      <style:text-properties officeooo:rsid="00be7424" officeooo:paragraph-rsid="00bea4b7"/>
    </style:style>
    <style:style style:name="P43" style:family="paragraph" style:parent-style-name="Text_20_body">
      <style:text-properties officeooo:paragraph-rsid="0075f98e"/>
    </style:style>
    <style:style style:name="P44" style:family="paragraph" style:parent-style-name="Text_20_body">
      <style:text-properties officeooo:paragraph-rsid="00459f49"/>
    </style:style>
    <style:style style:name="P45" style:family="paragraph" style:parent-style-name="Text_20_body">
      <style:text-properties officeooo:paragraph-rsid="00cae574"/>
    </style:style>
    <style:style style:name="P46" style:family="paragraph" style:parent-style-name="Text_20_body">
      <style:paragraph-properties fo:margin-top="0cm" fo:margin-bottom="0cm" loext:contextual-spacing="true"/>
      <style:text-properties officeooo:rsid="002c7c3e" officeooo:paragraph-rsid="0034916a"/>
    </style:style>
    <style:style style:name="P47" style:family="paragraph" style:parent-style-name="Text_20_body">
      <style:paragraph-properties fo:margin-top="0cm" fo:margin-bottom="0cm" loext:contextual-spacing="true"/>
      <style:text-properties officeooo:rsid="002c4f78" officeooo:paragraph-rsid="002c5574"/>
    </style:style>
    <style:style style:name="P48" style:family="paragraph" style:parent-style-name="Text_20_body">
      <style:paragraph-properties fo:margin-top="0cm" fo:margin-bottom="0.25cm" loext:contextual-spacing="true"/>
      <style:text-properties officeooo:rsid="002c7c3e" officeooo:paragraph-rsid="002c7c3e"/>
    </style:style>
    <style:style style:name="P49" style:family="paragraph" style:parent-style-name="Text_20_body">
      <style:paragraph-properties fo:margin-top="0cm" fo:margin-bottom="0.25cm" loext:contextual-spacing="true"/>
      <style:text-properties officeooo:rsid="00360de5" officeooo:paragraph-rsid="00360de5"/>
    </style:style>
    <style:style style:name="P50" style:family="paragraph" style:parent-style-name="Text_20_body">
      <style:paragraph-properties fo:margin-top="0cm" fo:margin-bottom="0.25cm" loext:contextual-spacing="true"/>
      <style:text-properties officeooo:rsid="0095dc56" officeooo:paragraph-rsid="0095dc56"/>
    </style:style>
    <style:style style:name="P51" style:family="paragraph" style:parent-style-name="Text_20_body">
      <style:paragraph-properties fo:margin-top="0cm" fo:margin-bottom="0.25cm" loext:contextual-spacing="true"/>
      <style:text-properties officeooo:rsid="009af8bd" officeooo:paragraph-rsid="00a57fee"/>
    </style:style>
    <style:style style:name="P52" style:family="paragraph" style:parent-style-name="Text_20_body">
      <style:paragraph-properties fo:break-before="page"/>
      <style:text-properties officeooo:paragraph-rsid="00407e34"/>
    </style:style>
    <style:style style:name="P53" style:family="paragraph" style:parent-style-name="Légende_20_Figure">
      <style:text-properties officeooo:paragraph-rsid="005e868a"/>
    </style:style>
    <style:style style:name="P54" style:family="paragraph" style:parent-style-name="Text_20_body">
      <style:text-properties officeooo:rsid="0032913c" officeooo:paragraph-rsid="00c958bb"/>
    </style:style>
    <style:style style:name="P55" style:family="paragraph" style:parent-style-name="Text_20_body" style:list-style-name="L5">
      <style:text-properties fo:font-weight="normal" officeooo:rsid="003292c8" officeooo:paragraph-rsid="00485d75" style:font-weight-asian="normal" style:font-weight-complex="normal"/>
    </style:style>
    <style:style style:name="P56" style:family="paragraph" style:parent-style-name="Text_20_body">
      <style:text-properties officeooo:rsid="0075f98e" officeooo:paragraph-rsid="0075f98e"/>
    </style:style>
    <style:style style:name="P57" style:family="paragraph" style:parent-style-name="Text_20_body" style:list-style-name="L7">
      <style:text-properties officeooo:rsid="0069adc7"/>
    </style:style>
    <style:style style:name="P58" style:family="paragraph" style:parent-style-name="Text_20_body" style:list-style-name="L7">
      <style:text-properties officeooo:rsid="0069adc7" officeooo:paragraph-rsid="0069adc7"/>
    </style:style>
    <style:style style:name="P59" style:family="paragraph" style:parent-style-name="Text_20_body">
      <style:text-properties officeooo:rsid="0069adc7" officeooo:paragraph-rsid="0069adc7"/>
    </style:style>
    <style:style style:name="P60" style:family="paragraph" style:parent-style-name="Text_20_body" style:list-style-name="L7">
      <style:text-properties officeooo:rsid="00ccb264" officeooo:paragraph-rsid="00ccb264"/>
    </style:style>
    <style:style style:name="P61" style:family="paragraph" style:parent-style-name="Text_20_body">
      <style:text-properties officeooo:paragraph-rsid="0069adc7"/>
    </style:style>
    <style:style style:name="P62" style:family="paragraph" style:parent-style-name="Text_20_body" style:list-style-name="L10">
      <style:text-properties officeooo:paragraph-rsid="00b26b1f"/>
    </style:style>
    <style:style style:name="P63" style:family="paragraph" style:parent-style-name="Text_20_body" style:list-style-name="L10">
      <style:text-properties officeooo:paragraph-rsid="00ccb264"/>
    </style:style>
    <style:style style:name="P64" style:family="paragraph" style:parent-style-name="Text_20_body" style:list-style-name="L10">
      <style:text-properties officeooo:paragraph-rsid="00ce5cb9"/>
    </style:style>
    <style:style style:name="P65" style:family="paragraph" style:parent-style-name="Text_20_body">
      <style:text-properties officeooo:rsid="009dd246" officeooo:paragraph-rsid="009f9cae"/>
    </style:style>
    <style:style style:name="P66" style:family="paragraph" style:parent-style-name="Text_20_body">
      <style:text-properties officeooo:rsid="00bb8213" officeooo:paragraph-rsid="00dbd34a"/>
    </style:style>
    <style:style style:name="P67" style:family="paragraph" style:parent-style-name="Text_20_body" style:list-style-name="L1">
      <style:paragraph-properties fo:margin-top="0cm" fo:margin-bottom="0cm" loext:contextual-spacing="true"/>
      <style:text-properties officeooo:rsid="003292c8" officeooo:paragraph-rsid="002c5574"/>
    </style:style>
    <style:style style:name="P68" style:family="paragraph" style:parent-style-name="Text_20_body" style:list-style-name="L1">
      <style:paragraph-properties fo:margin-top="0cm" fo:margin-bottom="0cm" loext:contextual-spacing="true"/>
      <style:text-properties officeooo:rsid="003292c8" officeooo:paragraph-rsid="002c4f78"/>
    </style:style>
    <style:style style:name="P69" style:family="paragraph" style:parent-style-name="Text_20_body">
      <style:paragraph-properties fo:margin-top="0cm" fo:margin-bottom="0cm" loext:contextual-spacing="true"/>
      <style:text-properties officeooo:rsid="003292c8" officeooo:paragraph-rsid="002c4f78"/>
    </style:style>
    <style:style style:name="P70" style:family="paragraph" style:parent-style-name="Text_20_body" style:list-style-name="L1">
      <style:paragraph-properties fo:margin-top="0cm" fo:margin-bottom="0cm" loext:contextual-spacing="true"/>
      <style:text-properties officeooo:rsid="00613254" officeooo:paragraph-rsid="00613254"/>
    </style:style>
    <style:style style:name="P71" style:family="paragraph" style:parent-style-name="Text_20_body" style:list-style-name="L2">
      <style:paragraph-properties fo:margin-top="0cm" fo:margin-bottom="0cm" loext:contextual-spacing="true"/>
      <style:text-properties officeooo:rsid="002c7c3e" officeooo:paragraph-rsid="002c7c3e"/>
    </style:style>
    <style:style style:name="P72" style:family="paragraph" style:parent-style-name="Text_20_body" style:list-style-name="L3">
      <style:paragraph-properties fo:margin-top="0cm" fo:margin-bottom="0cm" loext:contextual-spacing="true"/>
      <style:text-properties officeooo:rsid="002c7c3e" officeooo:paragraph-rsid="0034916a"/>
    </style:style>
    <style:style style:name="P73" style:family="paragraph" style:parent-style-name="Text_20_body" style:list-style-name="L3">
      <style:paragraph-properties fo:margin-top="0cm" fo:margin-bottom="0cm" loext:contextual-spacing="true"/>
      <style:text-properties officeooo:rsid="002eb4df" officeooo:paragraph-rsid="0034916a"/>
    </style:style>
    <style:style style:name="P74" style:family="paragraph" style:parent-style-name="Text_20_body" style:list-style-name="L3">
      <style:paragraph-properties fo:margin-top="0cm" fo:margin-bottom="0cm" loext:contextual-spacing="true"/>
      <style:text-properties officeooo:rsid="002eb4df" officeooo:paragraph-rsid="002c7c3e"/>
    </style:style>
    <style:style style:name="P75" style:family="paragraph" style:parent-style-name="Text_20_body" style:list-style-name="L3">
      <style:paragraph-properties fo:margin-top="0cm" fo:margin-bottom="0cm" loext:contextual-spacing="true"/>
      <style:text-properties officeooo:rsid="002ef3d0" officeooo:paragraph-rsid="0034916a"/>
    </style:style>
    <style:style style:name="P76" style:family="paragraph" style:parent-style-name="Text_20_body" style:list-style-name="L3">
      <style:paragraph-properties fo:margin-top="0cm" fo:margin-bottom="0cm" loext:contextual-spacing="true"/>
      <style:text-properties officeooo:rsid="002ef3d0" officeooo:paragraph-rsid="003b388b"/>
    </style:style>
    <style:style style:name="P77" style:family="paragraph" style:parent-style-name="Text_20_body" style:list-style-name="L3">
      <style:paragraph-properties fo:margin-top="0cm" fo:margin-bottom="0cm" loext:contextual-spacing="true"/>
      <style:text-properties officeooo:rsid="002ef3d0" officeooo:paragraph-rsid="002ef3d0"/>
    </style:style>
    <style:style style:name="P78" style:family="paragraph" style:parent-style-name="Text_20_body" style:list-style-name="L4">
      <style:paragraph-properties fo:margin-top="0cm" fo:margin-bottom="0.25cm" loext:contextual-spacing="true"/>
      <style:text-properties officeooo:rsid="0030e042" officeooo:paragraph-rsid="0030e042"/>
    </style:style>
    <style:style style:name="P79" style:family="paragraph" style:parent-style-name="Text_20_body" style:list-style-name="L4">
      <style:paragraph-properties fo:margin-top="0cm" fo:margin-bottom="0.25cm" loext:contextual-spacing="true"/>
      <style:text-properties officeooo:rsid="0034916a" officeooo:paragraph-rsid="0030e042"/>
    </style:style>
    <style:style style:name="P80" style:family="paragraph" style:parent-style-name="Text_20_body" style:list-style-name="L4">
      <style:paragraph-properties fo:margin-top="0cm" fo:margin-bottom="0.25cm" loext:contextual-spacing="true"/>
      <style:text-properties officeooo:rsid="0034916a" officeooo:paragraph-rsid="0034916a"/>
    </style:style>
    <style:style style:name="P81" style:family="paragraph" style:parent-style-name="Text_20_body" style:list-style-name="L6">
      <style:paragraph-properties fo:margin-top="0cm" fo:margin-bottom="0.25cm" loext:contextual-spacing="true"/>
      <style:text-properties officeooo:rsid="00360de5" officeooo:paragraph-rsid="00360de5"/>
    </style:style>
    <style:style style:name="P82" style:family="paragraph" style:parent-style-name="Text_20_body" style:list-style-name="L6">
      <style:paragraph-properties fo:margin-top="0cm" fo:margin-bottom="0.25cm" loext:contextual-spacing="true"/>
      <style:text-properties officeooo:rsid="003d11b3" officeooo:paragraph-rsid="003d11b3"/>
    </style:style>
    <style:style style:name="P83" style:family="paragraph" style:parent-style-name="Text_20_body" style:list-style-name="L8">
      <style:paragraph-properties fo:margin-top="0cm" fo:margin-bottom="0.25cm" loext:contextual-spacing="true"/>
      <style:text-properties officeooo:rsid="0097e326" officeooo:paragraph-rsid="0097d599"/>
    </style:style>
    <style:style style:name="P84" style:family="paragraph" style:parent-style-name="Text_20_body" style:list-style-name="L9">
      <style:paragraph-properties fo:margin-top="0cm" fo:margin-bottom="0.25cm" loext:contextual-spacing="true"/>
      <style:text-properties officeooo:rsid="0095dc56" officeooo:paragraph-rsid="0095dc56"/>
    </style:style>
    <style:style style:name="P85" style:family="paragraph" style:parent-style-name="Text_20_body" style:list-style-name="L9">
      <style:paragraph-properties fo:margin-top="0cm" fo:margin-bottom="0.25cm" loext:contextual-spacing="true"/>
      <style:text-properties officeooo:rsid="0095dc56" officeooo:paragraph-rsid="0097d599"/>
    </style:style>
    <style:style style:name="P86"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87" style:family="paragraph" style:parent-style-name="Heading_20_1" style:list-style-name=""/>
    <style:style style:name="P88" style:family="paragraph" style:parent-style-name="Heading_20_1">
      <style:paragraph-properties fo:break-before="page"/>
    </style:style>
    <style:style style:name="P89" style:family="paragraph" style:parent-style-name="Heading_20_1" style:master-page-name="Standard">
      <style:paragraph-properties style:page-number="auto" fo:break-before="page"/>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rsid="009ccaa8" officeooo:paragraph-rsid="009ccaa8"/>
    </style:style>
    <style:style style:name="P92" style:family="paragraph" style:parent-style-name="Heading_20_2">
      <style:paragraph-properties fo:break-before="page"/>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Heading_20_4"/>
    <style:style style:name="P96" style:family="paragraph" style:parent-style-name="Heading_20_3"/>
    <style:style style:name="P97" style:family="paragraph" style:parent-style-name="Heading_20_3">
      <style:text-properties officeooo:paragraph-rsid="003553d7"/>
    </style:style>
    <style:style style:name="P98" style:family="paragraph" style:parent-style-name="Heading_20_3">
      <style:paragraph-properties fo:break-before="page"/>
      <style:text-properties officeooo:paragraph-rsid="0040b8c7"/>
    </style:style>
    <style:style style:name="P99" style:family="paragraph" style:parent-style-name="Légende_20_Figure" style:master-page-name="Landscape">
      <style:paragraph-properties style:page-number="auto"/>
    </style:style>
    <style:style style:name="P100" style:family="paragraph" style:parent-style-name="Légende_20_Figure" style:master-page-name="Landscape">
      <style:paragraph-properties style:page-number="auto" fo:break-before="page"/>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327363"/>
    </style:style>
    <style:style style:name="T24" style:family="text">
      <style:text-properties officeooo:rsid="0032913c"/>
    </style:style>
    <style:style style:name="T25" style:family="text">
      <style:text-properties officeooo:rsid="003292c8"/>
    </style:style>
    <style:style style:name="T26" style:family="text">
      <style:text-properties officeooo:rsid="0034916a"/>
    </style:style>
    <style:style style:name="T27" style:family="text">
      <style:text-properties officeooo:rsid="003553d7"/>
    </style:style>
    <style:style style:name="T28" style:family="text">
      <style:text-properties officeooo:rsid="0038bd09"/>
    </style:style>
    <style:style style:name="T29" style:family="text">
      <style:text-properties officeooo:rsid="003b388b"/>
    </style:style>
    <style:style style:name="T30" style:family="text">
      <style:text-properties officeooo:rsid="003b5a94"/>
    </style:style>
    <style:style style:name="T31" style:family="text">
      <style:text-properties officeooo:rsid="003b85cb"/>
    </style:style>
    <style:style style:name="T32" style:family="text">
      <style:text-properties officeooo:rsid="003d8b21"/>
    </style:style>
    <style:style style:name="T33" style:family="text">
      <style:text-properties officeooo:rsid="0042dea7"/>
    </style:style>
    <style:style style:name="T34" style:family="text">
      <style:text-properties officeooo:rsid="004487dd"/>
    </style:style>
    <style:style style:name="T35" style:family="text">
      <style:text-properties officeooo:rsid="00459f49"/>
    </style:style>
    <style:style style:name="T36" style:family="text">
      <style:text-properties officeooo:rsid="00476663"/>
    </style:style>
    <style:style style:name="T37" style:family="text">
      <style:text-properties officeooo:rsid="00485d75"/>
    </style:style>
    <style:style style:name="T38" style:family="text">
      <style:text-properties officeooo:rsid="00557f93"/>
    </style:style>
    <style:style style:name="T39" style:family="text">
      <style:text-properties officeooo:rsid="005b3a01"/>
    </style:style>
    <style:style style:name="T40" style:family="text">
      <style:text-properties officeooo:rsid="0069adc7"/>
    </style:style>
    <style:style style:name="T41" style:family="text">
      <style:text-properties officeooo:rsid="006b549b"/>
    </style:style>
    <style:style style:name="T42" style:family="text">
      <style:text-properties officeooo:rsid="006b87b3"/>
    </style:style>
    <style:style style:name="T43" style:family="text">
      <style:text-properties officeooo:rsid="006d6802"/>
    </style:style>
    <style:style style:name="T44" style:family="text">
      <style:text-properties officeooo:rsid="006e6d00"/>
    </style:style>
    <style:style style:name="T45" style:family="text">
      <style:text-properties officeooo:rsid="00719d18"/>
    </style:style>
    <style:style style:name="T46" style:family="text">
      <style:text-properties officeooo:rsid="0075f98e"/>
    </style:style>
    <style:style style:name="T47" style:family="text">
      <style:text-properties officeooo:rsid="00790cc4"/>
    </style:style>
    <style:style style:name="T48" style:family="text">
      <style:text-properties officeooo:rsid="007ae0bf"/>
    </style:style>
    <style:style style:name="T49" style:family="text">
      <style:text-properties officeooo:rsid="007c431d"/>
    </style:style>
    <style:style style:name="T50" style:family="text">
      <style:text-properties fo:font-style="italic" officeooo:rsid="00813288" style:font-style-asian="italic" style:font-style-complex="italic"/>
    </style:style>
    <style:style style:name="T51" style:family="text">
      <style:text-properties fo:font-style="italic" officeooo:rsid="006d6802" style:font-style-asian="italic" style:font-style-complex="italic"/>
    </style:style>
    <style:style style:name="T52" style:family="text">
      <style:text-properties fo:font-style="italic" officeooo:rsid="0069adc7"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75f98e" style:font-style-asian="italic" style:font-weight-asian="bold" style:font-style-complex="italic" style:font-weight-complex="bold"/>
    </style:style>
    <style:style style:name="T55" style:family="text">
      <style:text-properties officeooo:rsid="007e41b8"/>
    </style:style>
    <style:style style:name="T56" style:family="text">
      <style:text-properties officeooo:rsid="008005fa"/>
    </style:style>
    <style:style style:name="T57" style:family="text">
      <style:text-properties officeooo:rsid="00813288"/>
    </style:style>
    <style:style style:name="T58" style:family="text">
      <style:text-properties fo:font-style="normal" fo:font-weight="normal" officeooo:rsid="00859ab4" style:font-style-asian="normal" style:font-weight-asian="normal" style:font-style-complex="normal" style:font-weight-complex="normal"/>
    </style:style>
    <style:style style:name="T59" style:family="text">
      <style:text-properties officeooo:rsid="0085ea60"/>
    </style:style>
    <style:style style:name="T60" style:family="text">
      <style:text-properties officeooo:rsid="0089d98f"/>
    </style:style>
    <style:style style:name="T61" style:family="text">
      <style:text-properties officeooo:rsid="00921630"/>
    </style:style>
    <style:style style:name="T62" style:family="text">
      <style:text-properties officeooo:rsid="0095dc56"/>
    </style:style>
    <style:style style:name="T63" style:family="text">
      <style:text-properties officeooo:rsid="0097d599"/>
    </style:style>
    <style:style style:name="T64" style:family="text">
      <style:text-properties officeooo:rsid="0097e326"/>
    </style:style>
    <style:style style:name="T65" style:family="text">
      <style:text-properties officeooo:rsid="009859cf"/>
    </style:style>
    <style:style style:name="T66" style:family="text">
      <style:text-properties officeooo:rsid="009c67e3"/>
    </style:style>
    <style:style style:name="T67" style:family="text">
      <style:text-properties officeooo:rsid="009ccaa8"/>
    </style:style>
    <style:style style:name="T68" style:family="text">
      <style:text-properties officeooo:rsid="009f9cae"/>
    </style:style>
    <style:style style:name="T69" style:family="text">
      <style:text-properties officeooo:rsid="00a0aa98"/>
    </style:style>
    <style:style style:name="T70" style:family="text">
      <style:text-properties officeooo:rsid="00a7626c"/>
    </style:style>
    <style:style style:name="T71" style:family="text">
      <style:text-properties officeooo:rsid="00a8232b"/>
    </style:style>
    <style:style style:name="T72" style:family="text">
      <style:text-properties officeooo:rsid="00aacfb9"/>
    </style:style>
    <style:style style:name="T73" style:family="text">
      <style:text-properties officeooo:rsid="00ac817f"/>
    </style:style>
    <style:style style:name="T74" style:family="text">
      <style:text-properties officeooo:rsid="00adc3f0"/>
    </style:style>
    <style:style style:name="T75" style:family="text">
      <style:text-properties officeooo:rsid="00af805d"/>
    </style:style>
    <style:style style:name="T76" style:family="text">
      <style:text-properties officeooo:rsid="00b0b3ac"/>
    </style:style>
    <style:style style:name="T77" style:family="text">
      <style:text-properties officeooo:rsid="00b26b1f"/>
    </style:style>
    <style:style style:name="T78" style:family="text">
      <style:text-properties officeooo:rsid="00b456ae"/>
    </style:style>
    <style:style style:name="T79" style:family="text">
      <style:text-properties officeooo:rsid="00b543c1"/>
    </style:style>
    <style:style style:name="T80" style:family="text">
      <style:text-properties officeooo:rsid="00b655ee"/>
    </style:style>
    <style:style style:name="T81" style:family="text">
      <style:text-properties officeooo:rsid="00bb8213"/>
    </style:style>
    <style:style style:name="T82" style:family="text">
      <style:text-properties officeooo:rsid="00bcf00d"/>
    </style:style>
    <style:style style:name="T83" style:family="text">
      <style:text-properties officeooo:rsid="00be7424"/>
    </style:style>
    <style:style style:name="T84" style:family="text">
      <style:text-properties officeooo:rsid="00bf9c95"/>
    </style:style>
    <style:style style:name="T85" style:family="text">
      <style:text-properties officeooo:rsid="00c1061e"/>
    </style:style>
    <style:style style:name="T86" style:family="text">
      <style:text-properties officeooo:rsid="00c64334"/>
    </style:style>
    <style:style style:name="T87" style:family="text">
      <style:text-properties officeooo:rsid="00c68492"/>
    </style:style>
    <style:style style:name="T88" style:family="text">
      <style:text-properties officeooo:rsid="00c7cfbc"/>
    </style:style>
    <style:style style:name="T89" style:family="text">
      <style:text-properties fo:font-size="12pt" style:font-size-asian="12pt" style:font-size-complex="12pt"/>
    </style:style>
    <style:style style:name="T90" style:family="text">
      <style:text-properties fo:font-size="12pt" officeooo:rsid="00cae574" style:font-size-asian="12pt" style:font-size-complex="12pt"/>
    </style:style>
    <style:style style:name="T91" style:family="text">
      <style:text-properties officeooo:rsid="00ccb264"/>
    </style:style>
    <style:style style:name="T92" style:family="text">
      <style:text-properties officeooo:rsid="00d451f3"/>
    </style:style>
    <style:style style:name="T93" style:family="text">
      <style:text-properties officeooo:rsid="009d1420"/>
    </style:style>
    <style:style style:name="T94" style:family="text">
      <style:text-properties officeooo:rsid="00da5ece"/>
    </style:style>
    <style:style style:name="T95" style:family="text">
      <style:text-properties officeooo:rsid="00db8163"/>
    </style:style>
    <style:style style:name="T96" style:family="text">
      <style:text-properties officeooo:rsid="00dd9523"/>
    </style:style>
    <style:style style:name="T97" style:family="text">
      <style:text-properties officeooo:rsid="00df828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3"><text:a xlink:type="simple" xlink:href="#__RefHeading___Toc1727_3012897631" text:style-name="Index_20_Link" text:visited-style-name="Index_20_Link">1 Présentation générale<text:tab/>3</text:a></text:p>
          <text:p text:style-name="P94"><text:a xlink:type="simple" xlink:href="#__RefHeading___Toc1729_3012897631" text:style-name="Index_20_Link" text:visited-style-name="Index_20_Link">1.1 Archétype<text:tab/>3</text:a></text:p>
          <text:p text:style-name="P94"><text:a xlink:type="simple" xlink:href="#__RefHeading___Toc1731_3012897631" text:style-name="Index_20_Link" text:visited-style-name="Index_20_Link">1.2 Règles du jeu<text:tab/>3</text:a></text:p>
          <text:p text:style-name="P94"><text:a xlink:type="simple" xlink:href="#__RefHeading___Toc1733_3012897631" text:style-name="Index_20_Link" text:visited-style-name="Index_20_Link">1.3 Ressources<text:tab/>4</text:a></text:p>
          <text:p text:style-name="P93"><text:a xlink:type="simple" xlink:href="#__RefHeading___Toc350_610041929" text:style-name="Index_20_Link" text:visited-style-name="Index_20_Link">2 Description et conception des états<text:tab/>5</text:a></text:p>
          <text:p text:style-name="P94"><text:a xlink:type="simple" xlink:href="#__RefHeading___Toc352_610041929" text:style-name="Index_20_Link" text:visited-style-name="Index_20_Link">2.1 Description des états<text:tab/>5</text:a></text:p>
          <text:p text:style-name="P101"><text:a xlink:type="simple" xlink:href="#__RefHeading___Toc354_610041929" text:style-name="Index_20_Link" text:visited-style-name="Index_20_Link">2.1.1 États éléments fixes<text:tab/>5</text:a></text:p>
          <text:p text:style-name="P101"><text:a xlink:type="simple" xlink:href="#__RefHeading___Toc356_610041929" text:style-name="Index_20_Link" text:visited-style-name="Index_20_Link">2.1.2 États éléments mobiles<text:tab/>6</text:a></text:p>
          <text:p text:style-name="P101"><text:a xlink:type="simple" xlink:href="#__RefHeading___Toc1141_642132712" text:style-name="Index_20_Link" text:visited-style-name="Index_20_Link">1. Personnages<text:tab/>6</text:a></text:p>
          <text:p text:style-name="P101"><text:a xlink:type="simple" xlink:href="#__RefHeading___Toc1143_642132712" text:style-name="Index_20_Link" text:visited-style-name="Index_20_Link">2. Curseur<text:tab/>6</text:a></text:p>
          <text:p text:style-name="P101"><text:a xlink:type="simple" xlink:href="#__RefHeading___Toc535_1509333526" text:style-name="Index_20_Link" text:visited-style-name="Index_20_Link">2.1.3 État général<text:tab/>6</text:a></text:p>
          <text:p text:style-name="P94"><text:a xlink:type="simple" xlink:href="#__RefHeading___Toc522_2313225597" text:style-name="Index_20_Link" text:visited-style-name="Index_20_Link">2.2 Conception Logicielle<text:tab/>7</text:a></text:p>
          <text:p text:style-name="P93"><text:a xlink:type="simple" xlink:href="#__RefHeading___Toc777_690543955" text:style-name="Index_20_Link" text:visited-style-name="Index_20_Link">3 Rendu : Stratégie et Conception<text:tab/>9</text:a></text:p>
          <text:p text:style-name="P94"><text:a xlink:type="simple" xlink:href="#__RefHeading___Toc627_690543955" text:style-name="Index_20_Link" text:visited-style-name="Index_20_Link">3.1 Stratégie de rendu d’un état<text:tab/>9</text:a></text:p>
          <text:p text:style-name="P94"><text:a xlink:type="simple" xlink:href="#__RefHeading___Toc594_2884892793" text:style-name="Index_20_Link" text:visited-style-name="Index_20_Link">3.2 Conception logicielle<text:tab/>10</text:a></text:p>
          <text:p text:style-name="P93"><text:a xlink:type="simple" xlink:href="#__RefHeading___Toc768_3220153374" text:style-name="Index_20_Link" text:visited-style-name="Index_20_Link">4 Règles de changement d’états et moteur de jeu<text:tab/>12</text:a></text:p>
          <text:p text:style-name="P94"><text:a xlink:type="simple" xlink:href="#__RefHeading___Toc770_3220153374" text:style-name="Index_20_Link" text:visited-style-name="Index_20_Link">4.1 Règles de changement d’états<text:tab/>12</text:a></text:p>
          <text:p text:style-name="P94"><text:a xlink:type="simple" xlink:href="#__RefHeading___Toc772_3220153374" text:style-name="Index_20_Link" text:visited-style-name="Index_20_Link">4.2 Conception logicielle<text:tab/>13</text:a></text:p>
          <text:p text:style-name="P93"><text:a xlink:type="simple" xlink:href="#__RefHeading___Toc1145_642132712" text:style-name="Index_20_Link" text:visited-style-name="Index_20_Link">5 Intelligence Artificielle<text:tab/>16</text:a></text:p>
          <text:p text:style-name="P94"><text:a xlink:type="simple" xlink:href="#__RefHeading___Toc1147_642132712" text:style-name="Index_20_Link" text:visited-style-name="Index_20_Link">5.1 Stratégies<text:tab/>16</text:a></text:p>
          <text:p text:style-name="P102"><text:a xlink:type="simple" xlink:href="#__RefHeading___Toc1149_642132712" text:style-name="Index_20_Link" text:visited-style-name="Index_20_Link">Intelligence aléatoire<text:tab/>16</text:a></text:p>
          <text:p text:style-name="P94"><text:a xlink:type="simple" xlink:href="#__RefHeading___Toc1151_642132712" text:style-name="Index_20_Link" text:visited-style-name="Index_20_Link">5.2 Conception Logicielle<text:tab/>16</text:a></text:p>
        </text:index-body>
      </text:table-of-content>
      <text:h text:style-name="P87" text:outline-level="1"/>
      <text:h text:style-name="P88"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52"><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47"><text:tab/>Un état de jeu est formé par un ensemble d’éléments fixes (les différents terrains <text:span text:style-name="T28">qui composent</text:span> la carte de jeu) et un ensemble d’éléments mobiles (<text:span text:style-name="T25">les </text:span>personnages<text:span text:style-name="T21">)</text:span>. <text:span text:style-name="T20">Tous les éléments possèdent les propriétés suivantes :</text:span></text:p>
      <text:list xml:id="list2416859869" text:style-name="L1">
        <text:list-item>
          <text:p text:style-name="P67">Un nom</text:p>
        </text:list-item>
        <text:list-item>
          <text:p text:style-name="P68">Des coordonnées (x,y) dans la grille</text:p>
        </text:list-item>
        <text:list-item>
          <text:p text:style-name="P68">Des statistiques propres (PV, attaque, défense, esquive, critique)</text:p>
        </text:list-item>
        <text:list-item>
          <text:p text:style-name="P70">Un code de tuile</text:p>
        </text:list-item>
      </text:list>
      <text:p text:style-name="P69"/>
      <text:h text:style-name="P97" text:outline-level="3"><text:bookmark-start text:name="__RefHeading___Toc354_610041929"/><text:span text:style-name="T27">États</text:span> <text:span text:style-name="T20">éléments</text:span> fixes<text:bookmark-end text:name="__RefHeading___Toc354_610041929"/></text:h>
      <text:p text:style-name="P11"><text:tab/>La carte de jeu est formée par une grille d’éléments de type Terrain. <text:span text:style-name="T25">C’est une grille de taille 25 cases par 25 cases. Il existe différents types de terrains :</text:span></text:p>
      <text:p text:style-name="P48"><text:span text:style-name="T6">Terrains </text:span><text:span text:style-name="T8">non </text:span><text:span text:style-name="T6">praticables :</text:span> ils sont inaccessibles aux éléments mobiles <text:span text:style-name="T26">et n’ont donc aucune influence sur eux</text:span>. <text:span text:style-name="T26">Les terrains non praticables sont listés ci-dessous :</text:span></text:p>
      <text:list xml:id="list620570400" text:style-name="L2">
        <text:list-item>
          <text:p text:style-name="P71">Mur</text:p>
        </text:list-item>
        <text:list-item>
          <text:p text:style-name="P71">Rivière</text:p>
        </text:list-item>
        <text:list-item>
          <text:p text:style-name="P71">Montagne</text:p>
        </text:list-item>
        <text:list-item>
          <text:p text:style-name="P71">Falaise</text:p>
        </text:list-item>
      </text:list>
      <text:p text:style-name="P46"><text:span text:style-name="T6">Terrains praticables :</text:span> <text:span text:style-name="T26">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287863547" text:style-name="L3">
        <text:list-item>
          <text:p text:style-name="P73">Les plaines : elles ne changent pas les statistiques d<text:span text:style-name="T29">es personnages</text:span></text:p>
        </text:list-item>
        <text:list-item>
          <text:p text:style-name="P72"><text:span text:style-name="T22">Les</text:span> <text:span text:style-name="T22">forêts : elles augmentent l’esquive des personnages situés dessus</text:span></text:p>
        </text:list-item>
        <text:list-item>
          <text:p text:style-name="P74">Les collines : elles augmentent la défense d<text:span text:style-name="T29">es</text:span> personnage<text:span text:style-name="T29">s</text:span> situé dessus</text:p>
        </text:list-item>
        <text:list-item>
          <text:p text:style-name="P75">Les ponts : ils ne changent pas les statistiques du personnage situé dessus <text:span text:style-name="T29">mais permettent de traverser les rivières</text:span></text:p>
        </text:list-item>
        <text:list-item>
          <text:p text:style-name="P76">Les forteresses : à chaque tour elles redonnent plusieurs points de vie au personnage situé dessus sauf s’il a déjà tous ses points de vie.</text:p>
        </text:list-item>
        <text:list-item>
          <text:p text:style-name="P77">Les maisons : à chaque tour elles redonnent un point de vie au personnage situé dessus sauf s’il a déjà tous ses points de vie.</text:p>
        </text:list-item>
      </text:list>
      <text:h text:style-name="P98" text:outline-level="3"><text:bookmark-start text:name="__RefHeading___Toc356_610041929"/>États éléments mobiles<text:bookmark-end text:name="__RefHeading___Toc356_610041929"/></text:h>
      <text:p text:style-name="P54"><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0">(identifiée par un code et un nom)</text:span>, un camp, <text:span text:style-name="T33">un champ de mouvement, un champ d’attaque, </text:span>un statut <text:span text:style-name="T37">et un typeID</text:span>. </text:p>
      <text:p text:style-name="P20">Le statut représente l’état dans lequel se trouve un personnage à un instant donné : </text:p>
      <text:list xml:id="list3969408821" text:style-name="L4">
        <text:list-item>
          <text:p text:style-name="P78"><text:span text:style-name="T26">Sélectionné</text:span> : <text:span text:style-name="T31">dans le cas où l</text:span>e personnage a été sélectionné par le joueur <text:span text:style-name="T23">pour effectuer une action.</text:span></text:p>
        </text:list-item>
        <text:list-item>
          <text:p text:style-name="P79">Disponible : <text:span text:style-name="T31">dans le</text:span> cas où le personnage peut-être sélectionné <text:span text:style-name="T31">et n’a pas encore agi.</text:span></text:p>
        </text:list-item>
        <text:list-item>
          <text:p text:style-name="P80">Attente : <text:span text:style-name="T31">dans le </text:span>cas où le personnage ne peut-être sélectionné car :</text:p>
          <text:list>
            <text:list-item>
              <text:p text:style-name="P80"><text:s/>c’est le tour du joueur adverse</text:p>
            </text:list-item>
            <text:list-item>
              <text:p text:style-name="P80"><text:s/><text:span text:style-name="T31">l</text:span>e personnage a déjà effectué toutes les actions disponibles <text:span text:style-name="T31">pour ce tour</text:span></text:p>
            </text:list-item>
          </text:list>
        </text:list-item>
        <text:list-item>
          <text:p text:style-name="P79">Mort : <text:span text:style-name="T31">dans le </text:span>cas où le nombre de points de vie du personnage vaut 0.</text:p>
        </text:list-item>
      </text:list>
      <text:p text:style-name="P22">Le typeID représente le type auquel appartient un personnage :</text:p>
      <text:list xml:id="list3896471442" text:style-name="L5">
        <text:list-item>
          <text:p text:style-name="P55">Archer </text:p>
        </text:list-item>
        <text:list-item>
          <text:p text:style-name="P55">Brigand</text:p>
        </text:list-item>
        <text:list-item>
          <text:p text:style-name="P55">Chevalier </text:p>
        </text:list-item>
        <text:list-item>
          <text:p text:style-name="P55">Guerrier </text:p>
        </text:list-item>
      </text:list>
      <text:p text:style-name="P19"><text:span text:style-name="T24">Les</text:span> différents types de personnages <text:span text:style-name="T37">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5"><text:span text:style-name="T89"><text:tab/></text:span><text:span text:style-name="T90">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49"><text:tab/>A l’ensemble des éléments statiques et mobiles nous rajoutons la propriété suivante :</text:p>
      <text:list xml:id="list1975488669" text:style-name="L6">
        <text:list-item>
          <text:p text:style-name="P81">tour : le nombre de tour<text:span text:style-name="T32">s</text:span> qui ont été joués</text:p>
        </text:list-item>
        <text:list-item>
          <text:p text:style-name="P82">fin : un booléen qui indique si la partie est terminée</text:p>
        </text:list-item>
      </text:list>
      <text:h text:style-name="P92" text:outline-level="2"><text:bookmark-start text:name="__RefHeading___Toc522_2313225597"/>Conception Logiciel<text:span text:style-name="T34">le</text:span><text:bookmark-end text:name="__RefHeading___Toc522_2313225597"/></text:h>
      <text:p text:style-name="P13"><text:tab/>Le diagramme des classes pour les états est présenté en Figure 5, dont nous pouvons mettre en évidence les groupes de classes suivants :</text:p>
      <text:p text:style-name="P14"><text:span text:style-name="T6">Classe Etat : </text:span>Classe <text:span text:style-name="T36">qui permet d’accéder à toutes les données qui forment un état. Elle</text:span> contient un tableau à <text:span text:style-name="T36">deux </text:span>dimensions <text:span text:style-name="T88">de pointeurs de Terrain formant la grille de jeu, un tableau à une dimension de pointeurs de Personnage se situant sur la grille et un pointeur de Curseur.</text:span></text:p>
      <text:p text:style-name="P44"><text:span text:style-name="T6">Classes Element :</text:span> Toutes <text:span text:style-name="T35">les classes filles issues de la classe mère Element (beige)</text:span> <text:span text:style-name="T35">p</text:span>ermettent de représenter les différentes catégories <text:s/>d’élément<text:span text:style-name="T35">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1">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5"/>
      <text:p text:style-name="P99"><draw:frame draw:style-name="fr4" draw:name="Image6" text:anchor-type="paragraph" svg:x="2.127cm" svg:y="-0.67cm" svg:width="21.024cm" svg:height="14.743cm" draw:z-index="5"><draw:image xlink:href="Pictures/1005FD30000137670000DA6294EA11AB9625E120.svg" xlink:type="simple" xlink:show="embed" xlink:actuate="onLoad" loext:mime-type="image/svg+xml"/><draw:image xlink:href="Pictures/100002010000034C0000025058F6314DE407D431.png" xlink:type="simple" xlink:show="embed" xlink:actuate="onLoad"/></draw:frame></text:p>
      <text:p text:style-name="P53">Figure 5 – Diagramme des classes d’état</text:p>
      <text:h text:style-name="P89"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8">avons fait le choix d’un rendu par tuile à l’aide de la bibliothèque SFML. </text:span></text:p>
      <text:p text:style-name="Text_20_body"><text:tab/>Nous divisons la scène à afficher en trois <text:span text:style-name="T47">surfaces </text:span>: un<text:span text:style-name="T40">e surface</text:span> contenant les éléments statiques Terrain, un<text:span text:style-name="T40">e</text:span> <text:span text:style-name="T40">surface</text:span> pour les éléments mobiles Personnage et un<text:span text:style-name="T40">e</text:span> <text:span text:style-name="T40">surface </text:span>pour les informations de jeu (<text:span text:style-name="T48">statistiques et </text:span>nom d’un personnage, tour de jeu…). </text:p>
      <text:p text:style-name="P25"><text:tab/>La grille de Terrain est créée à partir d<text:span text:style-name="T49">u</text:span> fichier texte « <text:span text:style-name="T54">map1.txt</text:span><text:span text:style-name="T10"> »</text:span><text:span text:style-name="T46"> </text:span>composé de 25<text:span text:style-name="T45">x</text:span>25 <text:span text:style-name="T55">codes</text:span> de tuile<text:span text:style-name="T55">s</text:span>. <text:span text:style-name="T46">La classe Correspondances (dans le package state) possède un</text:span> tableau de correspondance <text:span text:style-name="T56">pour les TerrainPraticables et un autre pour les TerrainsNonPraticables. Ces std::map associent</text:span> à chaque <text:span text:style-name="T56">code de tuile</text:span> un <text:span text:style-name="T56">ID de </text:span>terrain spécifique. <text:span text:style-name="T57">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0">« </text:span><text:span text:style-name="T54">map1.txt » </text:span><text:span text:style-name="T58">(qui se trouve dans res/)</text:span><text:span text:style-name="T10">.</text:span></text:p>
      <text:p text:style-name="P26"><text:tab/>La méthode initGrille de <text:span text:style-name="T45">la classe </text:span>Etat <text:span text:style-name="T45">(package state)</text:span> nous permet de fabriquer pour chaque <text:span text:style-name="T59">code tuile du fichier </text:span><text:span text:style-name="T50">« </text:span><text:span text:style-name="T54">map1.txt »</text:span> le terrain correspondant, de créer un pointeur <text:span text:style-name="T45">unique </text:span>vers cet objet et de l’ajouter à <text:span text:style-name="T59">la grille (tableau à deux dimensions contenant</text:span> de<text:span text:style-name="T45">s</text:span> pointeur<text:span text:style-name="T45">s</text:span> de Terrain<text:span text:style-name="T45">).</text:span></text:p>
      <text:p text:style-name="P56"><text:tab/>Les personnages eux ne sont pas créés à partir d’un fichier, pour l’instant ils sont créés par la méthode initPersonnages de la classe Etat.</text:p>
      <text:p text:style-name="P43"><text:tab/><text:span text:style-name="T88">La méthode initCurseur permet d’initialiser un pointeur de Curseur.</text:span></text:p>
      <text:h text:style-name="P92" text:outline-level="2"><text:bookmark-start text:name="__RefHeading___Toc594_2884892793"/>Conception logiciel<text:span text:style-name="T78">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5">de Vertex (quads)</text:span> contenant la position des éléments et leurs coordonnées dans la texture. Elle possède <text:span text:style-name="T60">les</text:span> méthodes <text:span text:style-name="T43">loadGrille, loadPersonnage</text:span> <text:span text:style-name="T87">et loadCurseur lui permettant d’initialiser ses attributs à partir d’un tableau de Terrain, d’une liste de Personnage ou d’un Curseur et d’un fichier « </text:span><text:span text:style-name="T51">grille_tileset.png</text:span><text:span text:style-name="T43"> », « </text:span><text:span text:style-name="T51">personnage_tileset.png</text:span><text:span text:style-name="T43"> » ou « </text:span><text:span text:style-name="T51">curseur_tileset.png</text:span><text:span text:style-name="T43"> ». La méthode Draw a pour but de dessiner une texture pour ensuite permettre son affichage dans une fenêtre.</text:span></text:p>
      <text:p text:style-name="P23"/>
      <text:p text:style-name="P23"><text:span text:style-name="T9">Classe </text:span><text:span text:style-name="T6">TileSet :</text:span> Cette classe possède plusieurs attributs : un id de type TileSetID, <text:span text:style-name="T40">des entiers </text:span>cellWidth <text:span text:style-name="T40">et </text:span>cellHeight <text:span text:style-name="T42">(qui représentent respectivement la largeur et la longueur en pixel d’une tuile)</text:span> et <text:span text:style-name="T40">une chaîne de caractères imageFile (chemin vers un « </text:span><text:span text:style-name="T52">fichier.png</text:span><text:span text:style-name="T40"> »). L’ID peut prendre différentes valeurs :</text:span></text:p>
      <text:list xml:id="list2136024461" text:style-name="L7">
        <text:list-item>
          <text:p text:style-name="P58">GRILLESET</text:p>
        </text:list-item>
        <text:list-item>
          <text:p text:style-name="P57">PERSONNAGETILESET</text:p>
        </text:list-item>
        <text:list-item>
          <text:p text:style-name="P60">CURSEURTILESET</text:p>
        </text:list-item>
        <text:list-item>
          <text:p text:style-name="P57">INFOSTILESET</text:p>
        </text:list-item>
      </text:list>
      <text:p text:style-name="P24"><text:tab/>Suivant l’ID passé en argument du constructeur de TileSet, les attributs cellWidth, cellHeight et <text:span text:style-name="T41">imageFile sont initialisés différemmen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4">E</text:span>tat. <text:span text:style-name="T60">Elle possède également un tableau de pointeurs de TileSet et un autre de pointeurs de Surface. </text:span>Le but de cette classe est de créer <text:span text:style-name="T88">trois </text:span>surfaces grâce à la méthode initSurfac<text:span text:style-name="T39">e et d’initialiser leur texture. Cette classe est un observateur, elle implémente l’interface IObserver pour être avertie des changements d’état. Elle réagit ensuite en actualisant les textures.</text:span></text:p>
      <text:p text:style-name="P27"/>
      <text:p text:style-name="P100"><draw:frame draw:style-name="fr2" draw:name="Image7" text:anchor-type="paragraph" svg:width="25.7cm" svg:height="10.65cm" draw:z-index="6"><draw:image xlink:href="Pictures/1002B4910000F4FB000065871045B6FCC0AAAD7A.svg" xlink:type="simple" xlink:show="embed" xlink:actuate="onLoad" loext:mime-type="image/svg+xml"/><draw:image xlink:href="Pictures/100002010000044B000001C70E0CFB9D606D807B.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90" text:outline-level="1"><text:bookmark-start text:name="__RefHeading___Toc768_3220153374"/>Règles de changement d’états et moteur de jeu<text:bookmark-end text:name="__RefHeading___Toc768_3220153374"/></text:h>
      <text:h text:style-name="P91" text:outline-level="2"><text:bookmark-start text:name="__RefHeading___Toc770_3220153374"/>Règles de changement d’états<text:bookmark-end text:name="__RefHeading___Toc770_3220153374"/></text:h>
      <text:p text:style-name="P30"><text:tab/>En début de tour, <text:span text:style-name="T62">tous les personnages d’un joueur possèdent le statut</text:span> <text:span text:style-name="T62">DISPONIBLE. Ils </text:span>peu<text:span text:style-name="T62">vent</text:span> <text:span text:style-name="T62">donc tous être SÉLECTIONNÉS. Lorsqu’un personnage est SÉLECTIONNÉ par un joueur il peut effectuer selon les cas au moins une des 3 actions <text:s/>listées ci-dessous :</text:span></text:p>
      <text:list xml:id="list626807266" text:style-name="L8">
        <text:list-item>
          <text:p text:style-name="P86">Se déplacer</text:p>
        </text:list-item>
        <text:list-item>
          <text:p text:style-name="P83">Attaquer</text:p>
        </text:list-item>
        <text:list-item>
          <text:p text:style-name="P83">Terminer ses actions (son tour)</text:p>
        </text:list-item>
      </text:list>
      <text:p text:style-name="P29"><text:tab/>Un personnage ne peut se déplacer que d’une case <text:span text:style-name="T63">par une</text:span> case <text:span text:style-name="T66">(sur des terrains praticables et inoccupés) </text:span>. Il possède des points de mouvements qui correspondent au nombre de déplacement maximum qu’il lui est possible de faire. Lorsque <text:span text:style-name="T62">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1">alliées</text:span> ne sont pas autorisées).</text:p>
      <text:p text:style-name="P32"><text:span text:style-name="T64"><text:tab/>Lorsqu’un personnage </text:span>termine ses actions, <text:span text:style-name="T64">son statut devient</text:span> <text:span text:style-name="T64">ATTENTE. Cela signifie qu’il ne</text:span> pourra plus être SÉLECTIONNÉ <text:span text:style-name="T64">(et ne pourra donc plus effectuer d’actions) </text:span>avant le prochain tour du joueur.</text:p>
      <text:p text:style-name="P34"><text:tab/><text:span text:style-name="T74">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2">s</text:span> d’actions possibles : </text:p>
      <text:list xml:id="list2683062011" text:style-name="L9">
        <text:list-item>
          <text:p text:style-name="P84"><text:span text:style-name="T63">A</text:span>ttaquer directement <text:span text:style-name="T65">(</text:span>lorsque cela est possible<text:span text:style-name="T65">) ce qui</text:span> termine <text:span text:style-name="T73">automatiquement le tour d’un personnage</text:span></text:p>
        </text:list-item>
        <text:list-item>
          <text:p text:style-name="P85">Effectuer un ou plusieurs déplacements , attaquer puis terminer son tour <text:span text:style-name="T75">automatiquement</text:span></text:p>
        </text:list-item>
        <text:list-item>
          <text:p text:style-name="P84">Effectuer un ou plusieurs déplacements puis terminer son tour <text:span text:style-name="T75">manuellement</text:span></text:p>
        </text:list-item>
        <text:list-item>
          <text:p text:style-name="P84">Terminer son tour directement sans avoir effectuer aucune autre action</text:p>
        </text:list-item>
      </text:list>
      <text:p text:style-name="P50"/>
      <text:p text:style-name="P51"><text:tab/>Le tour de jeu d’un joueur est terminé lorsque tous ses personnages sont en ATTENTE. C’est alors le tour du joueur adverse. </text:p>
      <text:p text:style-name="P51"><text:tab/>Lorsqu’un personnage est attaqué par un ennemi, il tente toujours une contre-attaque (à moins d’avoir été achevé durant l<text:span text:style-name="T76">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7">à la fin du tour adverse et </text:span>le joueur adverse gagne.</text:p>
      <text:p text:style-name="P35"><text:span text:style-name="T67"><text:tab/>Chaque action effectuée modifie l’état. </text:span>Le choix du personnage sélectionné et des actions effectuées <text:span text:style-name="T77">est</text:span> <text:span text:style-name="T91">défini</text:span> par des commandes. </text:p>
      <text:p text:style-name="P35"><text:tab/><text:span text:style-name="T91">L</text:span>es commandes <text:span text:style-name="T92">du joueur </text:span>sont <text:span text:style-name="T91">provoquées par une pression sur une touche</text:span>.</text:p>
      <text:list xml:id="list166190286" text:style-name="L10">
        <text:list-item>
          <text:p text:style-name="P62"><text:span text:style-name="T91">Déplacer le curseur : flèches « haut/bas/gauche/droite »</text:span></text:p>
        </text:list-item>
        <text:list-item>
          <text:p text:style-name="P62"><text:span text:style-name="T93">Sélectionner un personnage : « Enter » (lorsque le curseur encadre le personnage)</text:span></text:p>
          <text:list>
            <text:list-item>
              <text:p text:style-name="P63"><text:span text:style-name="T93">Déplacer un personnage : flèche « haut/bas/droite/gauche » (le personnage doit avoir été sélectionné au préalable).</text:span></text:p>
            </text:list-item>
            <text:list-item>
              <text:p text:style-name="P64"><text:span text:style-name="T93">Attaquer : « A » puis déplacer le curseur avec les flèches sur la case d’un adversaire puis « Enter » pour confirmer l’attaque (le personnage doit avoir été sélectionné au préalable).</text:span></text:p>
              <text:list>
                <text:list-item>
                  <text:p text:style-name="P63"><text:span text:style-name="T93">Annuler une attaque : Appuyer sur « A » à nouveau</text:span></text:p>
                </text:list-item>
              </text:list>
            </text:list-item>
            <text:list-item>
              <text:p text:style-name="P64"><text:span text:style-name="T93">Terminer le tour d’actions d’un personnage : « Z » (le personnage doit avoir été sélectionné au préalable).</text:span></text:p>
            </text:list-item>
          </text:list>
        </text:list-item>
      </text:list>
      <text:p text:style-name="P36"/>
      <text:h text:style-name="Heading_20_2" text:outline-level="2"><text:bookmark-start text:name="__RefHeading___Toc772_3220153374"/>Conception logicielle<text:bookmark-end text:name="__RefHeading___Toc772_3220153374"/></text:h>
      <text:p text:style-name="P33"><text:tab/>Le diagramme des classes pour le moteur de jeu (« <text:span text:style-name="T53">engine.dia</text:span> ») est présenté en figure 7. Le moteur de jeu repose sur le Design Pattern Command.</text:p>
      <text:p text:style-name="P65"><text:span text:style-name="T6">Classe Moteur :</text:span> C’est le cœur du moteur. Elle permet de stocker les commandes dans une std::map avec clef entière <text:span text:style-name="T70">(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8">une fois executées</text:span>. <text:span text:style-name="T68">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7"><text:soft-page-break/><text:span text:style-name="T6">Classes Commandes :</text:span> Les classes Attaque, Deplacement et FinAction, héritant de la classe Commande, possède<text:span text:style-name="T79">nt</text:span> chacune une méthode « execute » qui <text:span text:style-name="T69">fait </text:span>effectue<text:span text:style-name="T69">r à un personnage</text:span> <text:span text:style-name="T79">l’action correspondante</text:span>.</text:p>
      <text:p text:style-name="P100"><draw:frame draw:style-name="fr2" draw:name="Image8" text:anchor-type="paragraph" svg:width="25.7cm" svg:height="10.331cm" draw:z-index="7"><draw:image xlink:href="Pictures/10025C590000EDD100005F9A97FA216AD20FB636.svg" xlink:type="simple" xlink:show="embed" xlink:actuate="onLoad" loext:mime-type="image/svg+xml"/><draw:image xlink:href="Pictures/100002010000045B000001C0C57344409DEF0A89.png" xlink:type="simple" xlink:show="embed" xlink:actuate="onLoad"/></draw:frame></text:p>
      <text:p text:style-name="Légende_20_Figure">Figure 7 – Diagramme des classes d<text:span text:style-name="T80">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90"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95">contrôle</text:span> une liste de personnages qu’elle va sélectionner l<text:span text:style-name="T94">es </text:span>un<text:span text:style-name="T94">s</text:span> après l<text:span text:style-name="T94">es </text:span>autre<text:span text:style-name="T94">s</text:span> <text:span text:style-name="T81">lors de son <text:s/>tour de jeu.</text:span> Une fois <text:span text:style-name="T81">un </text:span>personnage sélectionné, un <text:span text:style-name="T81">entier correspondant à une </text:span>action <text:span text:style-name="T81">précise </text:span>est choisi au hasard parmi <text:span text:style-name="T81">3 : 0 (se déplacer)</text:span>, 1 <text:span text:style-name="T81">(</text:span>attaque<text:span text:style-name="T81">r), 2 (terminer son tour d’actions)</text:span>. </text:p>
      <text:p text:style-name="P42"><text:tab/>Si « se déplacer » est choisi et que le personnage sélectionné possède encore des points de mouvement, <text:span text:style-name="T84">une destination va être choisie aléatoirement parmi une liste de destinations possibles. Si la liste n’est pas vide,</text:span> <text:span text:style-name="T85">le </text:span>personnage se déplacera. <text:span text:style-name="T85">Sinon il ne pourra pas se déplacer. Dans les deux cas, il restera SÉLECTIONNÉ et l’IA pourra donc continuer à le manipuler (une nouvelle action aléatoire sera tentée après celle-ci).</text:span></text:p>
      <text:p text:style-name="P66"><text:tab/>Si « attaque<text:span text:style-name="T86">r</text:span> » est choisi, <text:span text:style-name="T84">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83">terminer son tour d’actions »</text:span> est choisi, <text:span text:style-name="T82">le personnage va terminer son tour d’actions directement. Il passera donc en ATTENTE. L’IA ne pourra plus manipuler ce personnage et sélectionnera le personnage suivant.</text:span></text:p>
      <text:p text:style-name="P41"><text:tab/>Le tour de l’IA est terminé lorsque tous ses personnages ont été sélectionnés et sont en ATTENTE ou MORT. <text:span text:style-name="T83">L’IA pourra de nouveau sélectionner ses personnages (à condition qu’ils ne soient pas morts) au tour suivant et ce schéma se répétera jusqu’à la fin de la partie.</text:span></text:p>
      <text:h text:style-name="Heading_20_2"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96">F</text:span>igure 8.</text:p>
      <text:p text:style-name="P38"><text:span text:style-name="T6">Classe IA :</text:span> Les classes filles de la classe IA implémentent différentes stratégies d’IA. <text:span text:style-name="T97">Elles possèdent un camp et une fonction « run ».</text:span></text:p>
      <text:p text:style-name="P38"><text:span text:style-name="T6">Classe RandomIA :</text:span> Classe qui implémente l’IA alé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4</text:page-number>/<text:page-count>16</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5</text:page-number>/<text:page-count>16</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6H19M40S</meta:editing-duration>
    <meta:editing-cycles>95</meta:editing-cycles>
    <meta:generator>LibreOffice/6.0.3.2$Linux_X86_64 LibreOffice_project/00m0$Build-2</meta:generator>
    <dc:date>2018-11-13T16:03:23.043316869</dc:date>
    <meta:document-statistic meta:table-count="7" meta:image-count="8" meta:object-count="0" meta:page-count="16" meta:paragraph-count="160" meta:word-count="2889" meta:character-count="17482" meta:non-whitespace-character-count="14743"/>
  </office:meta>
</office:document-meta>
</file>